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f132" officeooo:paragraph-rsid="0018f132"/>
    </style:style>
    <style:style style:name="P2" style:family="paragraph" style:parent-style-name="Standard">
      <style:paragraph-properties fo:text-align="justify" style:justify-single-word="false"/>
      <style:text-properties officeooo:rsid="00191436" officeooo:paragraph-rsid="00191436"/>
    </style:style>
    <style:style style:name="P3" style:family="paragraph" style:parent-style-name="Standard">
      <style:paragraph-properties fo:text-align="justify" style:justify-single-word="false"/>
      <style:text-properties officeooo:rsid="001a9617" officeooo:paragraph-rsid="001a9617"/>
    </style:style>
    <style:style style:name="P4" style:family="paragraph" style:parent-style-name="Standard">
      <style:paragraph-properties fo:text-align="justify" style:justify-single-word="false"/>
      <style:text-properties officeooo:rsid="001a9617" officeooo:paragraph-rsid="001c63ec"/>
    </style:style>
    <style:style style:name="P5" style:family="paragraph" style:parent-style-name="Standard">
      <style:paragraph-properties fo:text-align="justify" style:justify-single-word="false"/>
      <style:text-properties officeooo:rsid="001c63ec" officeooo:paragraph-rsid="001c63ec"/>
    </style:style>
    <style:style style:name="P6" style:family="paragraph" style:parent-style-name="Standard">
      <style:paragraph-properties fo:text-align="justify" style:justify-single-word="false"/>
      <style:text-properties officeooo:rsid="00210393" officeooo:paragraph-rsid="00210393"/>
    </style:style>
    <style:style style:name="P7" style:family="paragraph" style:parent-style-name="Standard">
      <style:paragraph-properties fo:text-align="justify" style:justify-single-word="false"/>
      <style:text-properties officeooo:rsid="00202c86" officeooo:paragraph-rsid="00202c86"/>
    </style:style>
    <style:style style:name="P8" style:family="paragraph" style:parent-style-name="Standard">
      <style:paragraph-properties fo:text-align="justify" style:justify-single-word="false"/>
      <style:text-properties officeooo:paragraph-rsid="00239199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239199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1a9617"/>
    </style:style>
    <style:style style:name="T1" style:family="text">
      <style:text-properties officeooo:rsid="00191436"/>
    </style:style>
    <style:style style:name="T2" style:family="text">
      <style:text-properties officeooo:rsid="001c63ec"/>
    </style:style>
    <style:style style:name="T3" style:family="text">
      <style:text-properties officeooo:rsid="001daeb1"/>
    </style:style>
    <style:style style:name="T4" style:family="text">
      <style:text-properties fo:font-weight="normal" officeooo:rsid="00191436" style:font-weight-asian="normal" style:font-weight-complex="normal"/>
    </style:style>
    <style:style style:name="T5" style:family="text">
      <style:text-properties officeooo:rsid="001ea99d"/>
    </style:style>
    <style:style style:name="T6" style:family="text">
      <style:text-properties officeooo:rsid="00239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Úvod</text:p>
      <text:p text:style-name="P1">Travelling Salesman Problem (TSP), <text:span text:style-name="T1">z</text:span>námý také jako „Problém obchodního cestujícího“, <text:span text:style-name="T1">bývá zpravidla podán takto: Obchodní cestující má procestovat </text:span><text:span text:style-name="T4">n</text:span><text:span text:style-name="T1"> měst tak, aby projel každým městem právě jednou. Jakým způsobem určit trasu <text:s/>tak, aby byla celková ujetá vzdálenost co nejmenší?“</text:span></text:p>
      <text:p text:style-name="P2">Existuje mnoho variací na toto téma, ve zpracovávané verzi je každé město definováno souřadnicemi (x,y) a každá dvě města jsou spojena cestou (je tedy možno cestovat mezi libovolnými dvěma městy).</text:p>
      <text:p text:style-name="P2">Vyjádřeno více matematicky hledáme takovou permutaci n prvků, kde je suma vzdáleností mezi dvěma sousedícími prvky co nejmenší.</text:p>
      <text:p text:style-name="P3">Jako zdrojová data byl použit soubor att48 (souřadnice 48 hlavních měst států v USA), který obsahuje 48 záznamů, přiložené skripty je ale možno použít i na jiné datové soubory.</text:p>
      <text:p text:style-name="P7">Každý algoritmus byl spuštěn třicetkrát.</text:p>
      <text:p text:style-name="P8"/>
      <text:p text:style-name="P9"><text:span text:style-name="T6">Zdrojové kódy </text:span>viz https://github.com/nytheas/matematicka_informatika .</text:p>
      <text:p text:style-name="P10"/>
      <text:p text:style-name="Subtitle">Použité algoritmy</text:p>
      <text:p text:style-name="P3">V rámci srování bylo implemetnováno více algoritmů. Kromě zadaného (TABU-search) byly implemetnovány algoritmy označené jako Random, Greedy, Insertion (random), Insertion (nearest), Insertion (farthest), Insertion (cheapest) a Full TABU. Následuje popis algoritmů.</text:p>
      <text:p text:style-name="P3"/>
      <text:h text:style-name="Heading_20_2" text:outline-level="2">Random</text:h>
      <text:p text:style-name="P3">Další město je vždy vybráno náhodným výběrem z dosud nenavštívených měst.</text:p>
      <text:p text:style-name="P3"/>
      <text:h text:style-name="Heading_20_2" text:outline-level="2">Greedy</text:h>
      <text:p text:style-name="P3">Při výběru dalšího města je hledáno nejbližší nenavštívené město vzhledem k poslednímu navštívěnému městu.</text:p>
      <text:p text:style-name="P3"/>
      <text:h text:style-name="Heading_20_2" text:outline-level="2">Insertion (random)</text:h>
      <text:p text:style-name="P3">Při přidání je vždy zvoleno náhodné nenavštívené město a to je přidáno na nejvhodnější pozici (tedy takovou, kde je celková vzdálenost cesty po přidání města co nejmenší).</text:p>
      <text:p text:style-name="P3"/>
      <text:h text:style-name="Heading_20_2" text:outline-level="2">Insertion (nearest)</text:h>
      <text:p text:style-name="P4">Při přidání je vždy zvoleno <text:span text:style-name="T2">takové </text:span>nenavštívené město, <text:span text:style-name="T2">které je nejblíže k libovolnému již navštívenému městu, </text:span>a to je přidáno na nejvhodnější pozici (tedy takovou, kde je celková vzdálenost cesty po přidání města co nejmenší).</text:p>
      <text:p text:style-name="P3"/>
      <text:h text:style-name="Heading_20_2" text:outline-level="2">Insertion (farthest)</text:h>
      <text:p text:style-name="P4">Při přidání je vždy zvoleno <text:span text:style-name="T2">takové </text:span>nenavštívené město, <text:span text:style-name="T2">které je nejdále od všech již navštívených měst, </text:span>a to je přidáno na nejvhodnější pozici (tedy takovou, kde je celková vzdálenost cesty po přidání města co nejmenší).</text:p>
      <text:p text:style-name="P3"><text:soft-page-break/></text:p>
      <text:h text:style-name="Heading_20_2" text:outline-level="2">Insertion (cheapest)</text:h>
      <text:p text:style-name="P4">Při přidání je vždy zvoleno <text:span text:style-name="T2">takové </text:span>nenavštívené město <text:span text:style-name="T2">a pozice</text:span>, <text:span text:style-name="T2">které zvětší celkovou vzdálenost cesty co nejméně.</text:span></text:p>
      <text:p text:style-name="P3"/>
      <text:h text:style-name="Heading_20_2" text:outline-level="2">Full TABU <text:span text:style-name="T2">(pojmenovaný jako algorithm_tabu)</text:span></text:h>
      <text:p text:style-name="P5">První (testovací) verze TABU search.</text:p>
      <text:p text:style-name="P5">Postup:</text:p>
      <text:p text:style-name="P5">0. krok - spuštěný Greedy (nebo Random) algoritmus, který určí jednu permutaci.</text:p>
      <text:p text:style-name="P5">1.-n. krok - pro každou možnou dvojici měst je spočítána vzdálenost, pokud by došlo k prohození těchto měst. Dvojice s nejmenší celkovou vzdáleností „vyhrává“ a prvky jsou vyměněny. Kombinace indexů obou měst je přidána do TABU listu (pro dalších <text:span text:style-name="T3">x</text:span> kol <text:span text:style-name="T3">(délka tabu listu, zvolena jako 5)</text:span> není výměna těchto měst akceptována). <text:span text:style-name="T3">Zhoršení není přípustné. </text:span>Pokud výměna žádné dvojice měst nevede k zmenšení celkové vzdálenosti, algoritmus končí).</text:p>
      <text:p text:style-name="P5"/>
      <text:h text:style-name="Heading_20_2" text:outline-level="2">TABU-search <text:span text:style-name="T2">(pojmenovaný jako algorithm_stochastic_tabu)</text:span></text:h>
      <text:p text:style-name="P5">Implementace zadaného algoritmu. <text:span text:style-name="T3">Pro y kol o z výpočtech (pro y i z bylo zvoleno 100)</text:span> <text:s/><text:span text:style-name="T3">je proveden tabu-search. Tato verze vychází z algoritmu HillClimber, po každém kole se přijímá nejlepší řešení kola, i když došlo v rámci <text:s/>kola ke zhoršení. </text:span><text:span text:style-name="T5">V každém kole je vyzkoušeno pouze z (100) výměn dvojic.</text:span></text:p>
      <text:p text:style-name="P5"/>
      <text:p text:style-name="Subtitle">Výsledky </text:p>
      <text:p text:style-name="P6">Srovnání je možno číst v soboru TSP baseline.ods.</text:p>
      <text:p text:style-name="P6">Na listu „srovnávací tabulka“ je srovnání použitých algoritmů, listy „konvergenční graf“ „Sumární kovergence“ pak obsahují výsledky pro zadaný algoritmus (tabu search)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7T21:00:17.544000000</meta:creation-date>
    <dc:date>2021-07-25T23:10:51.397000000</dc:date>
    <meta:editing-duration>PT36M59S</meta:editing-duration>
    <meta:editing-cycles>7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31" meta:word-count="484" meta:character-count="3358" meta:non-whitespace-character-count="2901"/>
  </office:meta>
</office:document-meta>
</file>